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Default" style:data-style-name="N80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ce4"/>
        <table:table-row table:style-name="ro1">
          <table:table-cell office:value-type="string" calcext:value-type="string">
            <text:p>Tidsplanen forvent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pgaver</text:p>
          </table:table-cell>
          <table:table-cell table:style-name="ce5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5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5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3" office:value-type="date" office:date-value="2018-11-26" calcext:value-type="date">
            <text:p>26. nov. 2018</text:p>
          </table:table-cell>
          <table:table-cell table:style-name="ce3" office:value-type="date" office:date-value="2018-11-27" calcext:value-type="date">
            <text:p>27. nov. 2018</text:p>
          </table:table-cell>
          <table:table-cell table:style-name="ce3" office:value-type="date" office:date-value="2018-11-28" calcext:value-type="date">
            <text:p>28. nov. 2018</text:p>
          </table:table-cell>
          <table:table-cell table:style-name="ce3" office:value-type="date" office:date-value="2018-11-29" calcext:value-type="date">
            <text:p>29. nov. 2018</text:p>
          </table:table-cell>
          <table:table-cell table:style-name="ce3" office:value-type="date" office:date-value="2018-11-30" calcext:value-type="date">
            <text:p>30. nov. 2018</text:p>
          </table:table-cell>
          <table:table-cell table:style-name="ce3" office:value-type="date" office:date-value="2018-12-01" calcext:value-type="date">
            <text:p>1. dec. 2018</text:p>
          </table:table-cell>
          <table:table-cell table:style-name="ce3" office:value-type="date" office:date-value="2018-12-02" calcext:value-type="date">
            <text:p>2. dec. 2018</text:p>
          </table:table-cell>
          <table:table-cell table:style-name="ce3" office:value-type="date" office:date-value="2018-12-03" calcext:value-type="date">
            <text:p>3. dec. 2018</text:p>
          </table:table-cell>
          <table:table-cell table:style-name="ce3" office:value-type="date" office:date-value="2018-12-04" calcext:value-type="date">
            <text:p>4. dec. 2018</text:p>
          </table:table-cell>
          <table:table-cell table:style-name="ce3" office:value-type="date" office:date-value="2018-12-05" calcext:value-type="date">
            <text:p>5. dec. 2018</text:p>
          </table:table-cell>
          <table:table-cell table:style-name="ce3" office:value-type="date" office:date-value="2018-12-06" calcext:value-type="date">
            <text:p>6. dec. 2018</text:p>
          </table:table-cell>
          <table:table-cell table:style-name="ce3" office:value-type="date" office:date-value="2018-12-07" calcext:value-type="date">
            <text:p>7. dec. 2018</text:p>
          </table:table-cell>
          <table:table-cell table:style-name="ce3" office:value-type="date" office:date-value="2018-12-08" calcext:value-type="date">
            <text:p>8. dec. 2018</text:p>
          </table:table-cell>
          <table:table-cell table:style-name="ce3" office:value-type="date" office:date-value="2018-12-09" calcext:value-type="date">
            <text:p>9. dec. 2018</text:p>
          </table:table-cell>
          <table:table-cell table:style-name="ce3" office:value-type="date" office:date-value="2018-12-10" calcext:value-type="date">
            <text:p>10. dec. 2018</text:p>
          </table:table-cell>
          <table:table-cell table:style-name="ce3" office:value-type="date" office:date-value="2018-12-11" calcext:value-type="date">
            <text:p>11. dec. 2018</text:p>
          </table:table-cell>
          <table:table-cell table:style-name="ce3" office:value-type="date" office:date-value="2018-12-12" calcext:value-type="date">
            <text:p>12. dec. 2018</text:p>
          </table:table-cell>
          <table:table-cell table:style-name="ce3" office:value-type="date" office:date-value="2018-12-13" calcext:value-type="date">
            <text:p>13. dec. 2018</text:p>
          </table:table-cell>
          <table:table-cell table:style-name="ce3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</table:table>
      <table:table table:name="Reliaseret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19" table:default-cell-style-name="ce4"/>
        <table:table-row table:style-name="ro1">
          <table:table-cell office:value-type="string" calcext:value-type="string">
            <text:p>Tidsplanen realiseret</text:p>
          </table:table-cell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pgaver</text:p>
          </table:table-cell>
          <table:table-cell table:style-name="ce5" office:value-type="string" calcext:value-type="string" table:number-columns-spanned="7" table:number-rows-spanned="1">
            <text:p>Uge 48</text:p>
          </table:table-cell>
          <table:covered-table-cell table:number-columns-repeated="6" table:style-name="Default"/>
          <table:table-cell table:style-name="ce5" office:value-type="string" calcext:value-type="string" table:number-columns-spanned="7" table:number-rows-spanned="1">
            <text:p>Uge 49</text:p>
          </table:table-cell>
          <table:covered-table-cell table:number-columns-repeated="6" table:style-name="Default"/>
          <table:table-cell table:style-name="ce5" office:value-type="string" calcext:value-type="string" table:number-columns-spanned="5" table:number-rows-spanned="1">
            <text:p>Uge 50</text:p>
          </table:table-cell>
          <table:covered-table-cell table:number-columns-repeated="4" table:style-name="Default"/>
        </table:table-row>
        <table:table-row table:style-name="ro1">
          <table:table-cell/>
          <table:covered-table-cell/>
          <table:table-cell table:style-name="ce3" office:value-type="date" office:date-value="2018-11-26" calcext:value-type="date">
            <text:p>26. nov. 2018</text:p>
          </table:table-cell>
          <table:table-cell table:style-name="ce3" office:value-type="date" office:date-value="2018-11-27" calcext:value-type="date">
            <text:p>27. nov. 2018</text:p>
          </table:table-cell>
          <table:table-cell table:style-name="ce3" office:value-type="date" office:date-value="2018-11-28" calcext:value-type="date">
            <text:p>28. nov. 2018</text:p>
          </table:table-cell>
          <table:table-cell table:style-name="ce3" office:value-type="date" office:date-value="2018-11-29" calcext:value-type="date">
            <text:p>29. nov. 2018</text:p>
          </table:table-cell>
          <table:table-cell table:style-name="ce3" office:value-type="date" office:date-value="2018-11-30" calcext:value-type="date">
            <text:p>30. nov. 2018</text:p>
          </table:table-cell>
          <table:table-cell table:style-name="ce3" office:value-type="date" office:date-value="2018-12-01" calcext:value-type="date">
            <text:p>1. dec. 2018</text:p>
          </table:table-cell>
          <table:table-cell table:style-name="ce3" office:value-type="date" office:date-value="2018-12-02" calcext:value-type="date">
            <text:p>2. dec. 2018</text:p>
          </table:table-cell>
          <table:table-cell table:style-name="ce3" office:value-type="date" office:date-value="2018-12-03" calcext:value-type="date">
            <text:p>3. dec. 2018</text:p>
          </table:table-cell>
          <table:table-cell table:style-name="ce3" office:value-type="date" office:date-value="2018-12-04" calcext:value-type="date">
            <text:p>4. dec. 2018</text:p>
          </table:table-cell>
          <table:table-cell table:style-name="ce3" office:value-type="date" office:date-value="2018-12-05" calcext:value-type="date">
            <text:p>5. dec. 2018</text:p>
          </table:table-cell>
          <table:table-cell table:style-name="ce3" office:value-type="date" office:date-value="2018-12-06" calcext:value-type="date">
            <text:p>6. dec. 2018</text:p>
          </table:table-cell>
          <table:table-cell table:style-name="ce3" office:value-type="date" office:date-value="2018-12-07" calcext:value-type="date">
            <text:p>7. dec. 2018</text:p>
          </table:table-cell>
          <table:table-cell table:style-name="ce3" office:value-type="date" office:date-value="2018-12-08" calcext:value-type="date">
            <text:p>8. dec. 2018</text:p>
          </table:table-cell>
          <table:table-cell table:style-name="ce3" office:value-type="date" office:date-value="2018-12-09" calcext:value-type="date">
            <text:p>9. dec. 2018</text:p>
          </table:table-cell>
          <table:table-cell table:style-name="ce3" office:value-type="date" office:date-value="2018-12-10" calcext:value-type="date">
            <text:p>10. dec. 2018</text:p>
          </table:table-cell>
          <table:table-cell table:style-name="ce3" office:value-type="date" office:date-value="2018-12-11" calcext:value-type="date">
            <text:p>11. dec. 2018</text:p>
          </table:table-cell>
          <table:table-cell table:style-name="ce3" office:value-type="date" office:date-value="2018-12-12" calcext:value-type="date">
            <text:p>12. dec. 2018</text:p>
          </table:table-cell>
          <table:table-cell table:style-name="ce3" office:value-type="date" office:date-value="2018-12-13" calcext:value-type="date">
            <text:p>13. dec. 2018</text:p>
          </table:table-cell>
          <table:table-cell table:style-name="ce3" office:value-type="date" office:date-value="2018-12-14" calcext:value-type="date">
            <text:p>14. dec. 2018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  <table:table-cell table:style-name="Default" office:value-type="string" calcext:value-type="string">
            <text:p>Lørdag</text:p>
          </table:table-cell>
          <table:table-cell table:style-name="Default" office:value-type="string" calcext:value-type="string">
            <text:p>Søndag</text:p>
          </table:table-cell>
          <table:table-cell table:style-name="Default" office:value-type="string" calcext:value-type="string">
            <text:p>Mandag</text:p>
          </table:table-cell>
          <table:table-cell table:style-name="Default" office:value-type="string" calcext:value-type="string">
            <text:p>Tirsdag</text:p>
          </table:table-cell>
          <table:table-cell table:style-name="Default" office:value-type="string" calcext:value-type="string">
            <text:p>Onsdag</text:p>
          </table:table-cell>
          <table:table-cell table:style-name="Default" office:value-type="string" calcext:value-type="string">
            <text:p>Torsdag</text:p>
          </table:table-cell>
          <table:table-cell table:style-name="Default" office:value-type="string" calcext:value-type="string">
            <text:p>Fredag</text:p>
          </table:table-cell>
        </table:table-row>
        <table:table-row table:style-name="ro1">
          <table:table-cell/>
          <table:table-cell office:value-type="string" calcext:value-type="string">
            <text:p>Projektformulering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dsplan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bygning af drivhusstyring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grammering af drivhusstyr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kumentation af drivhusstyring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ering af IBI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okumentation af IB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gn af ventilations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egning af ventilationssystem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kumentation af ventilationssyste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nklusion</text:p>
          </table:table-cell>
          <table:table-cell table:style-name="Default" table:number-columns-repeated="2"/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dprintning og aflevering</text:p>
          </table:table-cell>
          <table:table-cell table:style-name="Default" table:number-columns-repeated="2"/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beredelse til fremlægning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ksamen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øder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-00-0000</text:date>, <text:time style:data-style-name="N2" text:time-value="08:12:53.185815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26:44.610469203</meta:creation-date>
    <dc:date>2018-11-28T08:16:38.589205393</dc:date>
    <meta:editing-duration>PT15M44S</meta:editing-duration>
    <meta:editing-cycles>7</meta:editing-cycles>
    <meta:generator>LibreOffice/6.0.6.2$Linux_X86_64 LibreOffice_project/00m0$Build-2</meta:generator>
    <meta:document-statistic meta:table-count="2" meta:cell-count="192" meta:object-count="0"/>
  </office:meta>
</office:document-meta>
</file>